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de9a9"/>
    </style:style>
    <style:style style:name="ce2" style:family="table-cell" style:parent-style-name="Default">
      <style:table-cell-properties fo:background-color="#aadcf7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aadcf7"/>
    </style:style>
    <style:style style:name="ce6" style:family="table-cell" style:parent-style-name="Default" style:data-style-name="N2">
      <style:table-cell-properties fo:background-color="#aadcf7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Liberation Serif" style:font-name-asian="Liberation Serif" style:font-name-complex="Liberation Seri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User Inpu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3" office:value-type="string" calcext:value-type="string">
            <text:p>OUT+</text:p>
          </table:table-cell>
          <table:table-cell table:number-columns-repeated="3"/>
          <table:table-cell table:style-name="ce3" office:value-type="string" calcext:value-type="string">
            <text:p>OUT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table:style-name="ce1"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</text:p>
          </table:table-cell>
          <table:table-cell table:style-name="ce1" office:value-type="float" office:value="-2" calcext:value-type="float">
            <text:p>-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<text:span text:style-name="T1">kΩ (</text:span><text:span text:style-name="T2">≥ 50 kΩ)</text:span></text:p>
          </table:table-cell>
          <table:table-cell/>
          <table:table-cell table:style-name="ce3" office:value-type="string" calcext:value-type="string">
            <text:p>R4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<text:span text:style-name="T1">kΩ (</text:span><text:span text:style-name="T2">≥ 50 kΩ)</text:span></text:p>
          </table:table-cell>
        </table:table-row>
        <table:table-row table:style-name="ro1">
          <table:table-cell office:value-type="string" calcext:value-type="string">
            <text:p>R1 calculated</text:p>
          </table:table-cell>
          <table:table-cell table:style-name="ce5" table:formula="of:=[.B10]*([.B9]/1.2-1)" office:value-type="float" office:value="119" calcext:value-type="float">
            <text:p>119,00</text:p>
          </table:table-cell>
          <table:table-cell table:style-name="ce7" office:value-type="string" calcext:value-type="string">
            <text:p>kΩ</text:p>
          </table:table-cell>
          <table:table-cell/>
          <table:table-cell office:value-type="string" calcext:value-type="string">
            <text:p>R3 calculated</text:p>
          </table:table-cell>
          <table:table-cell table:style-name="ce5" table:formula="of:=[.F10]*(-[.F9]/1.2-1)" office:value-type="float" office:value="45.3333333333333" calcext:value-type="float">
            <text:p>45,33</text:p>
          </table:table-cell>
          <table:table-cell table:style-name="ce7" office:value-type="string" calcext:value-type="string">
            <text:p>kΩ</text:p>
          </table:table-cell>
        </table:table-row>
        <table:table-row table:style-name="ro1">
          <table:table-cell table:style-name="ce3" office:value-type="string" calcext:value-type="string">
            <text:p>R1 real</text:p>
          </table:table-cell>
          <table:table-cell table:style-name="ce4" office:value-type="float" office:value="120" calcext:value-type="float">
            <text:p>120</text:p>
          </table:table-cell>
          <table:table-cell table:style-name="ce7" office:value-type="string" calcext:value-type="string">
            <text:p>kΩ</text:p>
          </table:table-cell>
          <table:table-cell/>
          <table:table-cell table:style-name="ce3" office:value-type="string" calcext:value-type="string">
            <text:p>R3 real</text:p>
          </table:table-cell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kΩ</text:p>
          </table:table-cell>
        </table:table-row>
        <table:table-row table:style-name="ro1">
          <table:table-cell table:style-name="ce3" office:value-type="string" calcext:value-type="string">
            <text:p>Vout real</text:p>
          </table:table-cell>
          <table:table-cell table:style-name="ce6" table:formula="of:=1.2*([.B12]/[.B10]+1)" office:value-type="float" office:value="3.31764705882353" calcext:value-type="float">
            <text:p>3,32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Vout real</text:p>
          </table:table-cell>
          <table:table-cell table:style-name="ce6" table:formula="of:=-1.2*([.F12]/[.F10]+1)" office:value-type="float" office:value="-2.02941176470588" calcext:value-type="float">
            <text:p>-2,03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21:05:23.182000000</dc:date>
    <dc:creator>Florian Kaffanke</dc:creator>
    <meta:editing-duration>PT26M4S</meta:editing-duration>
    <meta:editing-cycles>4</meta:editing-cycles>
    <meta:generator>LibreOffice/7.4.3.2$Windows_X86_64 LibreOffice_project/1048a8393ae2eeec98dff31b5c133c5f1d08b890</meta:generator>
    <meta:document-statistic meta:table-count="1" meta:cell-count="34" meta:object-count="0"/>
  </office:meta>
</office:document-meta>
</file>